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4.5760009999999998" table:style-name="ce1">
            <text:p>4.576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000099999999997" table:style-name="ce1">
            <text:p>0.31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000099999999998" table:style-name="ce1">
            <text:p>0.69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720009999999999" table:style-name="ce1">
            <text:p>1.972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2.783000999999999" table:style-name="ce1">
            <text:p>42.783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282500000000013" table:style-name="ce1">
            <text:p>0.9328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6.3221914761904756" table:style-name="ce1">
            <text:p>6.3221914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8.015604174603169" table:style-name="ce1">
            <text:p>38.015604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4300009999999999" table:style-name="ce1">
            <text:p>6.43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7940010000000002" table:style-name="ce1">
            <text:p>3.794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3.729000999999998" table:style-name="ce1">
            <text:p>13.729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44117700000001" table:style-name="ce1">
            <text:p>89.4411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1977910000000001" table:style-name="ce1">
            <text:p>3.1977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7.0000010000000001" table:style-name="ce1">
            <text:p>7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10.176000999999999" table:style-name="ce1">
            <text:p>10.176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5080010000000001" table:style-name="ce1">
            <text:p>4.50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2.2280010000000003" table:style-name="ce1">
            <text:p>2.22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480010000000004" table:style-name="ce1">
            <text:p>4.74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545000999999999" table:style-name="ce1">
            <text:p>40.54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61.770001000000001" table:style-name="ce1">
            <text:p>61.7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8.390064492063491" table:style-name="ce1">
            <text:p>8.3900644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700009999999998" table:style-name="ce1">
            <text:p>1.6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400010000000007" table:style-name="ce1">
            <text:p>7.14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0001000000001" table:style-name="ce1">
            <text:p>27.7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1" table:style-name="ce1">
            <text:p>1.23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9.200001" table:style-name="ce1">
            <text:p>29.2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400001" table:style-name="ce1">
            <text:p>24.4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100000000005" table:style-name="ce1">
            <text:p>0.645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00010000000004" table:style-name="ce1">
            <text:p>7.32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000100000000008" table:style-name="ce1">
            <text:p>0.93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62752322751324" table:style-name="ce1">
            <text:p>39.662752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0001000000001" table:style-name="ce1">
            <text:p>18.98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8.9285724285714263" table:style-name="ce1">
            <text:p>8.9285724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81.635300999999998" table:style-name="ce1">
            <text:p>81.6353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000100000000003" table:style-name="ce1">
            <text:p>0.5000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416.28631951851855" table:style-name="ce1">
            <text:p>416.28631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4.478000999999999" table:style-name="ce1">
            <text:p>34.478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000009999999993" table:style-name="ce1">
            <text:p>9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59523909523809526" table:style-name="ce1">
            <text:p>0.59523909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700009999999997" table:style-name="ce1">
            <text:p>5.27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000000999999997" table:style-name="ce1">
            <text:p>50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00000999999999" table:style-name="ce1">
            <text:p>13.0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00001000000002" table:style-name="ce1">
            <text:p>26.1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300001000000002" table:style-name="ce1">
            <text:p>27.3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3.392858142857142" table:style-name="ce1">
            <text:p>13.392858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7000009999999985" table:style-name="ce1">
            <text:p>8.7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00000999999999" table:style-name="ce1">
            <text:p>15.20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8.640001000000002" table:style-name="ce1">
            <text:p>28.64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950001" table:style-name="ce1">
            <text:p>41.95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00000999999995" table:style-name="ce1">
            <text:p>50.8000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29.200001" table:style-name="ce1">
            <text:p>29.20000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400001" table:style-name="ce1">
            <text:p>24.400001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3-14T15:34:45Z</dc:date>
  </office:meta>
</office:document-meta>
</file>